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JINXL+CMR17" svg:font-family="VJINXL+CMR17" style:font-family-generic="roman"/>
    <style:font-face style:name="FreeSans1" svg:font-family="FreeSans" style:font-family-generic="swiss"/>
    <style:font-face style:name="LM Mono 12" svg:font-family="'LM Mono 12'" style:font-pitch="fixed"/>
    <style:font-face style:name="Symbola" svg:font-family="Symbola" style:font-pitch="variable"/>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paragraph-properties fo:text-align="start" style:justify-single-word="false"/>
      <style:text-properties officeooo:paragraph-rsid="000e7ca2"/>
    </style:style>
    <style:style style:name="P2" style:family="paragraph" style:parent-style-name="Standard">
      <style:paragraph-properties fo:text-align="center" style:justify-single-word="false"/>
      <style:text-properties style:font-name="TeXGyreSchola" fo:font-size="26pt" fo:font-weight="normal" officeooo:rsid="0006a2ae" officeooo:paragraph-rsid="0006a2ae" style:font-size-asian="22.75pt" style:font-weight-asian="normal" style:font-size-complex="26pt" style:font-weight-complex="normal"/>
    </style:style>
    <style:style style:name="P3" style:family="paragraph" style:parent-style-name="Standard">
      <style:paragraph-properties fo:text-align="center" style:justify-single-word="false"/>
      <style:text-properties style:font-name="TeXGyreSchola" fo:font-size="14pt" officeooo:rsid="0006a2ae" officeooo:paragraph-rsid="0006a2ae" style:font-size-asian="12.25pt" style:font-size-complex="14pt"/>
    </style:style>
    <style:style style:name="P4" style:family="paragraph" style:parent-style-name="Standard">
      <style:paragraph-properties fo:text-align="center" style:justify-single-word="false"/>
      <style:text-properties style:font-name="TeXGyreSchola" fo:font-size="11pt" officeooo:rsid="0006a2ae" officeooo:paragraph-rsid="0006a2ae" style:font-size-asian="11pt" style:font-size-complex="11pt"/>
    </style:style>
    <style:style style:name="P5" style:family="paragraph" style:parent-style-name="Standard">
      <style:paragraph-properties fo:text-align="start" style:justify-single-word="false"/>
      <style:text-properties style:font-name="TeXGyreSchola" fo:font-size="11pt" fo:font-weight="normal" officeooo:rsid="000a295c" officeooo:paragraph-rsid="000a295c"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eXGyreSchola" fo:font-size="11pt" fo:font-weight="normal" officeooo:rsid="000a295c" officeooo:paragraph-rsid="000e8777" style:font-size-asian="9.60000038146973pt" style:font-weight-asian="normal" style:font-size-complex="11pt" style:font-weight-complex="normal"/>
    </style:style>
    <style:style style:name="P7" style:family="paragraph" style:parent-style-name="Standard" style:list-style-name="L3">
      <style:paragraph-properties fo:text-align="start" style:justify-single-word="false"/>
      <style:text-properties style:font-name="TeXGyreSchola" fo:font-size="11pt" fo:font-weight="normal" officeooo:rsid="000a295c" officeooo:paragraph-rsid="000e8777" style:font-size-asian="9.60000038146973pt" style:font-weight-asian="normal" style:font-size-complex="11pt" style:font-weight-complex="normal"/>
    </style:style>
    <style:style style:name="P8" style:family="paragraph" style:parent-style-name="Standard" style:list-style-name="L4">
      <style:paragraph-properties fo:text-align="start" style:justify-single-word="false"/>
      <style:text-properties style:font-name="TeXGyreSchola" fo:font-size="11pt" fo:font-weight="normal" officeooo:rsid="000a295c" officeooo:paragraph-rsid="000ffb9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TeXGyreSchola" fo:font-size="11pt" fo:font-weight="normal" officeooo:rsid="000e8777" officeooo:paragraph-rsid="000e8777"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TeXGyreSchola" fo:font-size="11pt" fo:font-weight="normal" officeooo:rsid="0010805f" officeooo:paragraph-rsid="00116fd1" style:font-size-asian="9.60000038146973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TeXGyreSchola" fo:font-size="11pt" fo:font-style="italic" fo:font-weight="normal" officeooo:rsid="000b9754" officeooo:paragraph-rsid="000b9754" style:font-size-asian="9.60000038146973pt" style:font-style-asian="italic" style:font-weight-asian="normal" style:font-size-complex="11pt" style:font-style-complex="italic" style:font-weight-complex="normal"/>
    </style:style>
    <style:style style:name="P12" style:family="paragraph" style:parent-style-name="Standard" style:list-style-name="L1">
      <style:paragraph-properties fo:text-align="start" style:justify-single-word="false"/>
      <style:text-properties style:font-name="TeXGyreSchola" fo:font-size="11pt" fo:font-style="italic" fo:font-weight="normal" officeooo:rsid="001518f4" officeooo:paragraph-rsid="001518f4" style:font-size-asian="9.60000038146973pt" style:font-style-asian="italic" style:font-weight-asian="normal" style:font-size-complex="11pt" style:font-style-complex="italic" style:font-weight-complex="normal"/>
    </style:style>
    <style:style style:name="P13" style:family="paragraph" style:parent-style-name="Standard" style:list-style-name="L1">
      <style:paragraph-properties fo:text-align="start" style:justify-single-word="false"/>
      <style:text-properties style:font-name="TeXGyreSchola" fo:font-size="11pt" fo:font-style="italic" fo:font-weight="normal" officeooo:rsid="00163b94" officeooo:paragraph-rsid="00163b94" style:font-size-asian="9.60000038146973pt" style:font-style-asian="italic" style:font-weight-asian="normal" style:font-size-complex="11pt" style:font-style-complex="italic" style:font-weight-complex="normal"/>
    </style:style>
    <style:style style:name="P14" style:family="paragraph" style:parent-style-name="Standard" style:list-style-name="L1">
      <style:paragraph-properties fo:text-align="start" style:justify-single-word="false"/>
      <style:text-properties style:font-name="TeXGyreSchola" fo:font-size="11pt" fo:font-style="italic" fo:font-weight="normal" officeooo:rsid="0017c7ef" officeooo:paragraph-rsid="0017c7ef" style:font-size-asian="9.60000038146973pt" style:font-style-asian="italic" style:font-weight-asian="normal" style:font-size-complex="11pt" style:font-style-complex="italic" style:font-weight-complex="normal"/>
    </style:style>
    <style:style style:name="P15" style:family="paragraph" style:parent-style-name="Standard" style:list-style-name="L1">
      <style:paragraph-properties fo:text-align="start" style:justify-single-word="false"/>
      <style:text-properties style:font-name="TeXGyreSchola" fo:font-size="11pt" fo:font-style="italic" fo:font-weight="normal" officeooo:rsid="0019083f" officeooo:paragraph-rsid="0019083f" style:font-size-asian="9.60000038146973pt" style:font-style-asian="italic" style:font-weight-asian="normal" style:font-size-complex="11pt" style:font-style-complex="italic" style:font-weight-complex="normal"/>
    </style:style>
    <style:style style:name="P16" style:family="paragraph" style:parent-style-name="Standard" style:list-style-name="L1">
      <style:paragraph-properties fo:text-align="start" style:justify-single-word="false"/>
      <style:text-properties style:font-name="TeXGyreSchola" fo:font-size="11pt" fo:font-style="italic" fo:font-weight="normal" officeooo:rsid="0019d65f" officeooo:paragraph-rsid="0019d65f" style:font-size-asian="9.60000038146973pt" style:font-style-asian="italic" style:font-weight-asian="normal" style:font-size-complex="11pt" style:font-style-complex="italic" style:font-weight-complex="normal"/>
    </style:style>
    <style:style style:name="P17" style:family="paragraph" style:parent-style-name="Standard" style:list-style-name="L1">
      <style:paragraph-properties fo:text-align="start" style:justify-single-word="false"/>
      <style:text-properties style:font-name="TeXGyreSchola" fo:font-size="11pt" fo:font-style="italic" fo:font-weight="normal" officeooo:rsid="001ef2b5" officeooo:paragraph-rsid="001ef2b5" style:font-size-asian="9.60000038146973pt" style:font-style-asian="italic" style:font-weight-asian="normal" style:font-size-complex="11pt" style:font-style-complex="italic" style:font-weight-complex="normal"/>
    </style:style>
    <style:style style:name="P18" style:family="paragraph" style:parent-style-name="Standard">
      <style:paragraph-properties fo:text-align="start" style:justify-single-word="false"/>
      <style:text-properties style:font-name="TeXGyreSchola" fo:font-size="16pt" fo:font-weight="bold" officeooo:rsid="0006a2ae" officeooo:paragraph-rsid="0006a2ae"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TeXGyreSchola" fo:font-size="16pt" fo:font-weight="bold" officeooo:rsid="0006a2ae" officeooo:paragraph-rsid="000e7ca2" style:font-size-asian="16pt" style:font-weight-asian="bold" style:font-size-complex="16pt" style:font-weight-complex="bold"/>
    </style:style>
    <style:style style:name="T1" style:family="text">
      <style:text-properties fo:font-size="17pt" style:font-size-asian="17pt"/>
    </style:style>
    <style:style style:name="T2" style:family="text">
      <style:text-properties style:font-name="LM Mono 12" fo:font-style="normal" fo:background-color="#eeeeee" loext:char-shading-value="0" style:font-style-asian="normal" style:font-style-complex="normal"/>
    </style:style>
    <style:style style:name="T3" style:family="text">
      <style:text-properties style:font-name="LM Mono 12" fo:font-style="normal" officeooo:rsid="000d9667" fo:background-color="#eeeeee" loext:char-shading-value="0" style:font-style-asian="normal" style:font-style-complex="normal"/>
    </style:style>
    <style:style style:name="T4" style:family="text">
      <style:text-properties style:font-name="LM Mono 12" fo:font-style="normal" officeooo:rsid="00163b94" fo:background-color="#eeeeee" loext:char-shading-value="0" style:font-style-asian="normal" style:font-style-complex="normal"/>
    </style:style>
    <style:style style:name="T5" style:family="text">
      <style:text-properties style:font-name="LM Mono 12" officeooo:rsid="000d9667"/>
    </style:style>
    <style:style style:name="T6" style:family="text">
      <style:text-properties style:font-name="LM Mono 12" fo:background-color="#eeeeee" loext:char-shading-value="0"/>
    </style:style>
    <style:style style:name="T7" style:family="text">
      <style:text-properties style:font-name="LM Mono 12" officeooo:rsid="000e8777" fo:background-color="#eeeeee" loext:char-shading-value="0"/>
    </style:style>
    <style:style style:name="T8" style:family="text">
      <style:text-properties style:font-name="LM Mono 12" officeooo:rsid="000ffb98" fo:background-color="#eeeeee" loext:char-shading-value="0"/>
    </style:style>
    <style:style style:name="T9" style:family="text">
      <style:text-properties style:font-name="LM Mono 12" officeooo:rsid="00116fd1" fo:background-color="#eeeeee" loext:char-shading-value="0"/>
    </style:style>
    <style:style style:name="T10" style:family="text">
      <style:text-properties fo:font-style="normal" style:font-style-asian="normal" style:font-style-complex="normal"/>
    </style:style>
    <style:style style:name="T11" style:family="text">
      <style:text-properties fo:font-style="normal" officeooo:rsid="000d9667" style:font-style-asian="normal" style:font-style-complex="normal"/>
    </style:style>
    <style:style style:name="T12" style:family="text">
      <style:text-properties fo:font-style="normal" officeooo:rsid="000e8777" style:font-style-asian="normal" style:font-style-complex="normal"/>
    </style:style>
    <style:style style:name="T13" style:family="text">
      <style:text-properties fo:font-style="normal" officeooo:rsid="000e8b78" style:font-style-asian="normal" style:font-style-complex="normal"/>
    </style:style>
    <style:style style:name="T14" style:family="text">
      <style:text-properties fo:font-style="normal" officeooo:rsid="0012fef2" style:font-style-asian="normal" style:font-style-complex="normal"/>
    </style:style>
    <style:style style:name="T15" style:family="text">
      <style:text-properties fo:font-style="normal" officeooo:rsid="0016ee1e" style:font-style-asian="normal" style:font-style-complex="normal"/>
    </style:style>
    <style:style style:name="T16" style:family="text">
      <style:text-properties fo:font-style="normal" officeooo:rsid="00163b94" style:font-style-asian="normal" style:font-style-complex="normal"/>
    </style:style>
    <style:style style:name="T17" style:family="text">
      <style:text-properties fo:font-style="normal" officeooo:rsid="001fe102" style:font-style-asian="normal" style:font-style-complex="normal"/>
    </style:style>
    <style:style style:name="T18" style:family="text">
      <style:text-properties officeooo:rsid="000d9667"/>
    </style:style>
    <style:style style:name="T19" style:family="text">
      <style:text-properties style:font-name="TeXGyreSchola" fo:font-size="11pt" fo:font-style="italic" fo:font-weight="normal" officeooo:rsid="000e7ca2" style:font-size-asian="9.60000038146973pt" style:font-style-asian="italic" style:font-weight-asian="normal" style:font-size-complex="11pt" style:font-style-complex="italic" style:font-weight-complex="normal"/>
    </style:style>
    <style:style style:name="T20" style:family="text">
      <style:text-properties officeooo:rsid="000e8777"/>
    </style:style>
    <style:style style:name="T21" style:family="text">
      <style:text-properties fo:font-style="italic" officeooo:rsid="000e8777" style:font-style-asian="italic" style:font-style-complex="italic"/>
    </style:style>
    <style:style style:name="T22" style:family="text">
      <style:text-properties fo:font-style="italic" officeooo:rsid="000e8b78" style:font-style-asian="italic" style:font-style-complex="italic"/>
    </style:style>
    <style:style style:name="T23" style:family="text">
      <style:text-properties officeooo:rsid="000e8b78"/>
    </style:style>
    <style:style style:name="T24" style:family="text">
      <style:text-properties officeooo:rsid="000ffb98" fo:background-color="transparent" loext:char-shading-value="0"/>
    </style:style>
    <style:style style:name="T25" style:family="text">
      <style:text-properties officeooo:rsid="0010805f" fo:background-color="transparent" loext:char-shading-value="0"/>
    </style:style>
    <style:style style:name="T26" style:family="text">
      <style:text-properties officeooo:rsid="00116fd1"/>
    </style:style>
    <style:style style:name="T27" style:family="text">
      <style:text-properties officeooo:rsid="0012fef2"/>
    </style:style>
    <style:style style:name="T28" style:family="text">
      <style:text-properties officeooo:rsid="00163b94"/>
    </style:style>
    <style:style style:name="T29" style:family="text">
      <style:text-properties officeooo:rsid="0017c7ef"/>
    </style:style>
    <style:style style:name="T30" style:family="text">
      <style:text-properties officeooo:rsid="001ed63c"/>
    </style:style>
    <style:style style:name="T31" style:family="text">
      <style:text-properties officeooo:rsid="001fe1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gramming Assignment 1: A Real Tokenizer</text:span></text:p>
      <text:p text:style-name="P3"/>
      <text:p text:style-name="P4">Systems Programming, Fall 2015</text:p>
      <text:p text:style-name="P4">Marco Giancarli</text:p>
      <text:p text:style-name="P4">Joseph Kotzker</text:p>
      <text:p text:style-name="P18">Overview</text:p>
      <text:p text:style-name="P5">This project is a finite state machine implementation of a C tokenizer. It should be able to recognize <text:span text:style-name="T29">most of</text:span> the same tokens as any modern version of <text:span text:style-name="T18">`</text:span><text:span text:style-name="T6">gcc</text:span><text:span text:style-name="T5">`</text:span>. <text:span text:style-name="T27">States are implemented as functions that alter the state of the tokenizer.</text:span> <text:span text:style-name="T20">The tokenizer has a time complexity of </text:span><text:span text:style-name="T21">O(n)</text:span><text:span text:style-name="T20"> and a space complexity of </text:span><text:span text:style-name="T21">O(n)</text:span><text:span text:style-name="T12">, </text:span><text:span text:style-name="T13">given </text:span><text:span text:style-name="T22">n</text:span><text:span text:style-name="T13"> characters in the input stream. The space complexity could be reduced to </text:span><text:span text:style-name="T22">O(1)</text:span><text:span text:style-name="T13"> by using an in-place implementation that didn't copy the input stream into the heap, but this would be at the risk of </text:span><text:span text:style-name="T14">another program accessing the input stream. </text:span></text:p>
      <text:p text:style-name="P5"/>
      <text:p text:style-name="P18">Implementation</text:p>
      <text:p text:style-name="P6">The program begins by accepting exactly one command line argument: the text to be tokenized. In case this argument can be edited while the program is running, the entire string is copied <text:span text:style-name="T20">into a variable that only this program can access. The tokenizer itself has five variables contained in a struct: </text:span></text:p>
      <text:p text:style-name="P6"/>
      <text:list xml:id="list120412232272894874" text:style-name="L3">
        <text:list-item>
          <text:p text:style-name="P7"><text:span text:style-name="T20">the input string (`</text:span><text:span text:style-name="T7">char *inputStream</text:span><text:span text:style-name="T20">`), </text:span></text:p>
        </text:list-item>
        <text:list-item>
          <text:p text:style-name="P7"><text:span text:style-name="T20">an input iterator (`</text:span><text:span text:style-name="T7">char *inputIter</text:span><text:span text:style-name="T20">`), </text:span></text:p>
        </text:list-item>
        <text:list-item>
          <text:p text:style-name="P7"><text:span text:style-name="T20">a buffer for token text (`</text:span><text:span text:style-name="T7">char *tokenBuffer</text:span><text:span text:style-name="T20">`), </text:span></text:p>
        </text:list-item>
        <text:list-item>
          <text:p text:style-name="P7"><text:span text:style-name="T20">an iterator for the token buffer (`</text:span><text:span text:style-name="T7">char *bufferIter</text:span><text:span text:style-name="T20">`), </text:span></text:p>
        </text:list-item>
        <text:list-item>
          <text:p text:style-name="P7"><text:span text:style-name="T20">and an integer to give us </text:span><text:span text:style-name="T21">O(1)</text:span><text:span text:style-name="T20"> access to the buffer size (`</text:span><text:span text:style-name="T7">int bufferSize</text:span><text:span text:style-name="T20">`).</text:span></text:p>
        </text:list-item>
      </text:list>
      <text:p text:style-name="P6"/>
      <text:p text:style-name="P9">The tokenizer goes through <text:span text:style-name="T23">each character in the input stream one by one, copying each new character into the token buffer and dumping the buffer into a token struct containing two strings, the token text and token type whenever the end of a token is recognized or the token is recognized as invalid. Two important functions are responsible for iterating through the input:</text:span></text:p>
      <text:list xml:id="list214458591965561111" text:style-name="L4">
        <text:list-header>
          <text:p text:style-name="P8"/>
        </text:list-header>
        <text:list-item>
          <text:p text:style-name="P8"><text:span text:style-name="T8">int nextChar(TokenizerT *tk)</text:span><text:span text:style-name="T24">: </text:span><text:span text:style-name="T25">moves both iterators forward, copying the next character from the input to the buffer. Returns 1 if the next character in the stream is a null byte, otherwise returns 0.</text:span></text:p>
        </text:list-item>
        <text:list-item>
          <text:p text:style-name="P8"><text:span text:style-name="T8">void clearBuffer(TokenizerT *tk)</text:span><text:span text:style-name="T24">: </text:span><text:span text:style-name="T25">clears the buffer and resets the buffer size variable to zero.</text:span></text:p>
        </text:list-item>
      </text:list>
      <text:p text:style-name="P9"/>
      <text:p text:style-name="P10">The <text:span text:style-name="T26">primary</text:span> <text:span text:style-name="T26">function </text:span><text:span text:style-name="T9">TokenT *TKGetNextToken</text:span><text:span text:style-name="T8">(TokenizerT *tk)</text:span><text:span text:style-name="T26"> returns 0 instead of a pointer to the next token, which ends the program. Alternatively, the program ends abruptly when a token is longer than 999 characters. </text:span></text:p>
      <text:p text:style-name="P9"/>
      <text:p text:style-name="P19"><text:soft-page-break/><text:span text:style-name="T30">Implementation</text:span> <text:span text:style-name="T30">Notes</text:span> </text:p>
      <text:list xml:id="list450960055456089408" text:style-name="L2">
        <text:list-item>
          <text:p text:style-name="P1"><text:span text:style-name="T19">Recognizes all standard C operators and reserved words.</text:span></text:p>
        </text:list-item>
      </text:list>
      <text:list xml:id="list790143630841422310" text:style-name="L1">
        <text:list-item>
          <text:p text:style-name="P11">Ignores comments.<text:span text:style-name="T10"> </text:span><text:span text:style-name="T11">Both line (`</text:span><text:span text:style-name="T3">// text </text:span><text:span text:style-name="T11">`) and block (`</text:span><text:span text:style-name="T3">/* text */</text:span><text:span text:style-name="T11">`) comment styles are entirely ignored by the tokenizer.</text:span></text:p>
        </text:list-item>
        <text:list-item>
          <text:p text:style-name="P11">Recognizes <text:span text:style-name="T18">a</text:span> <text:span text:style-name="T18">binary operator followed by an assignment operator</text:span> as <text:span text:style-name="T18">a</text:span> unique operator <text:span text:style-name="T18">(e.g. `</text:span><text:span text:style-name="T3">+=</text:span><text:span text:style-name="T18">` as in </text:span><text:span text:style-name="T11">`</text:span><text:span text:style-name="T3">x += 2</text:span><text:span text:style-name="T11">`</text:span><text:span text:style-name="T18">)</text:span>. <text:span text:style-name="T10">These operators are sometimes viewed as not being unique due to the fact that it could instead be seen as a binary operator next to an assignment operator, letting the burden of interpretation fall onto whichever program performs semantic analysis. While some may view this as working with semantics instead of purely identifying tokens, we decided that it was a trivial implementation detail that would make semantic analysis simpler, and </text:span><text:span text:style-name="T11">is </text:span><text:span text:style-name="T10">thus worth including.</text:span></text:p>
        </text:list-item>
        <text:list-item>
          <text:p text:style-name="P12">Zero is defined as neither a decimal literal or an octal literal, but instead it's own token type. <text:span text:style-name="T10">Due to ambiguity in it's type, zero was made its own token type to avoid confusion. This does not affect the meaning of code with zero(s) in it.</text:span></text:p>
        </text:list-item>
        <text:list-item>
          <text:p text:style-name="P13">Octal numbers (those beginning with zero and containing only digits 0-7) break when a non-octal digit is found. <text:span text:style-name="T10">For example, if the tokenizer was fed the number `</text:span><text:span text:style-name="T2">0459</text:span><text:span text:style-name="T10">`, it would interpret it was an octal number, `</text:span><text:span text:style-name="T2">045</text:span><text:span text:style-name="T10">`, next to a decimal number, `</text:span><text:span text:style-name="T2">9</text:span><text:span text:style-name="T10">`. This is done so that developers do not unknowingly treat an octal number as a </text:span><text:span text:style-name="T15">decimal number.</text:span></text:p>
        </text:list-item>
        <text:list-item>
          <text:p text:style-name="P14">Octal/hex floats and floats with a p or P exponent are not supported.</text:p>
        </text:list-item>
        <text:list-item>
          <text:p text:style-name="P16">Adjacent string literals (e.g. <text:span text:style-name="T16">`</text:span><text:span text:style-name="T4">”</text:span><text:span text:style-name="T2">some</text:span><text:span text:style-name="T4">” <text:s/>“</text:span><text:span text:style-name="T2">text”</text:span><text:span text:style-name="T16">`</text:span>) are not automatically concatenated. <text:span text:style-name="T10">This involves too much semantic analysis of the code, and they are instead recognized as two distinct string literals.</text:span></text:p>
        </text:list-item>
        <text:list-item>
          <text:p text:style-name="P15">To make reports <text:span text:style-name="T31">for</text:span> invalid tokens, the <text:span text:style-name="T31">string for the</text:span> invalid token is always <text:span text:style-name="T31">the buffer up to the final valid token </text:span>followed by whichever character comes after it in the input stream. <text:span text:style-name="T10">This is done because it gives more informative feedback as to why the token was considered invalid.</text:span></text:p>
        </text:list-item>
        <text:list-item>
          <text:p text:style-name="P17">When printing string literals, single quotes are used to surround the token rather than double quo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JINXL+CMR17" svg:font-family="VJINXL+CMR17" style:font-family-generic="roman"/>
    <style:font-face style:name="FreeSans1" svg:font-family="FreeSans" style:font-family-generic="swiss"/>
    <style:font-face style:name="LM Mono 12" svg:font-family="'LM Mono 12'" style:font-pitch="fixed"/>
    <style:font-face style:name="Symbola" svg:font-family="Symbola" style:font-pitch="variable"/>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5-09-20T09:56:56.118914107</meta:creation-date>
    <dc:date>2015-09-20T18:31:26.985092791</dc:date>
    <dc:creator>Marco </dc:creator>
    <meta:editing-duration>PT8H19M14S</meta:editing-duration>
    <meta:editing-cycles>14</meta:editing-cycles>
    <meta:generator>LibreOffice/4.2.8.2$Linux_X86_64 LibreOffice_project/420m0$Build-2</meta:generator>
    <meta:document-statistic meta:table-count="0" meta:image-count="0" meta:object-count="0" meta:page-count="2" meta:paragraph-count="28" meta:word-count="702" meta:character-count="4160" meta:non-whitespace-character-count="3493"/>
  </office:meta>
</office:document-meta>
</file>